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e-title"/>The Title<text:bookmark-end text:name="the-title"/></text:h>
      <text:p text:style-name="First_20_paragraph"><text:span text:style-name="T1">23 February 2019</text:span></text:p>
      <text:p text:style-name="Text_20_body"> </text:p>
      <text:p text:style-name="Text_20_body">This is some text before a section. It shouldn’t be indented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2">italics</text:span> and <text:span text:style-name="T1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2">line break</text:span> after ‘slightly’, and <text:span text:style-name="T1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e-title-1"/>The Title<text:bookmark-end text:name="the-title-1"/></text:h>
      <text:p text:style-name="First_20_paragraph"><text:span text:style-name="T1">23 February 2019</text:span></text:p>
      <text:p text:style-name="Text_20_body"> 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2">italics</text:span> and <text:span text:style-name="T1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5">This is a quote block. It should be indented slightly and shouldn’t contain a line break.</text:p>
      <text:p text:style-name="First_20_paragraph">This is a quoted line block. It should be indented slightly<text:line-break/>and have a <text:span text:style-name="T2">line break</text:span> after ‘slightly’, and <text:span text:style-name="T1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this-is-a-second-section"/>This is a second section<text:bookmark-end text:name="this-is-a-second-section"/></text:h>
      <text:p text:style-name="First_20_paragraph">And this is <text:span text:style-name="T2">even more italic text</text:span>.</text:p>
      <text:h text:style-name="Heading_20_1" text:outline-level="1"><text:bookmark-start text:name="the-title-is-baz"/>The Title Is ‘Baz’<text:bookmark-end text:name="the-title-is-baz"/></text:h>
      <text:p text:style-name="First_20_paragraph"><text:span text:style-name="T1">23 February 2019</text:span></text:p>
      <text:p text:style-name="Text_20_body"> 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2">italics</text:span> and <text:span text:style-name="T1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section-in-simple-include"/>Section in simple include<text:bookmark-end text:name="section-in-simple-include"/></text:h>
      <text:p text:style-name="P9">This is a quote block. It should be indented slightly and shouldn’t contain a line break.</text:p>
      <text:p text:style-name="First_20_paragraph">This is a quoted line block. It should be indented slightly<text:line-break/>and have a <text:span text:style-name="T2">line break</text:span> after ‘slightly’, and <text:span text:style-name="T1">formatting</text:span>.</text:p>
      <text:p text:style-name="Text_20_body">Text before recursive include, with <text:span text:style-name="T2">italic</text:span>, <text:span text:style-name="T1">bold</text:span>, “curly quotes,” and— an em dash.</text:p>
      <text:p text:style-name="Text_20_body">Text before section in recursive include.</text:p>
      <text:h text:style-name="Heading_20_2" text:outline-level="2"><text:bookmark-start text:name="section-in-recursive-include"/>Section in recursive include<text:bookmark-end text:name="section-in-recursive-include"/></text:h>
      <text:p text:style-name="First_20_paragraph">Text in recursive include, with <text:span text:style-name="T2">italic</text:span>, <text:span text:style-name="T1">bold</text:span>, “curly quotes,” and— an em dash.</text:p>
      <text:h text:style-name="Heading_20_3" text:outline-level="3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3" text:outline-level="3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2" text:outline-level="2"><text:bookmark-start text:name="this-is-a-second-section"/>This is a second section<text:bookmark-end text:name="this-is-a-second-section"/></text:h>
      <text:p text:style-name="First_20_paragraph">And this is <text:span text:style-name="T2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source-md5" meta:value-type="string">2518a18c39cbd5e88b46c164d163e14a</meta:user-defined>
    <meta:user-defined meta:name="starts-with-text" meta:value-type="string"/>
    <meta:user-defined meta:name="wordcount" meta:value-type="string">768</meta:user-defined>
  </office:meta>
</office:document-meta>
</file>